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language="ru" fo:country="RU" fo:font-weight="normal" style:font-size-asian="12pt" style:font-weight-asian="normal" style:font-name-complex="sans-serif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language="ru" fo:country="RU" fo:font-weight="normal" style:font-size-asian="12pt" style:font-weight-asian="normal" style:font-name-complex="sans-serif" style:font-size-complex="12pt" style:font-style-complex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 fo:padding="0.074cm" fo:border-left="none" fo:border-right="none" fo:border-top="none" fo:border-bottom="0.002cm solid #000000" style:join-border="false"/>
      <style:text-properties fo:font-variant="normal" fo:text-transform="none" fo:color="#000000" style:font-name="Times New Roman" fo:font-size="12pt" fo:letter-spacing="normal" fo:language="ru" fo:country="RU" fo:font-weight="normal" style:font-size-asian="12pt" style:font-weight-asian="normal" style:font-name-complex="sans-serif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гл. 3)</text:p>
      <text:p text:style-name="P1">Биология может сказать в заключение еще одно слово. Если разум, пол и органы чувств занимают свое определенное и полезное место в эволюционном процессе, то то же самое относится и к смерти. Смерть не есть необходимое или всеобщее явление; она возникла только после того, как живые существа достигли некоторого прогресса в процессе эволюции. Существовали и существуют различные одноклеточные организмы — амебы, грибки, морские водоросли,— которым внутренне не присущи старость и смерть; они погибают только вследствие внешних случайностей — нападения врага или чрезвычайно неблагоприятной внешней среды. Эти мельчайшие организмы размножаются путем деления тела: один индивид становится двумя, и после этого процесса не остается ничего, что соответствовало бы трупу. Такое деление может продолжаться бесконечно. Половые клетки, или зародышевая плазма, человека и других животных, пока они передаются новым поколениям, точно так же делятся и растут, но не умирают. Итак, вся цепь животной жизни, тянущаяся сотни миллионов лет, фактически представляет собой один нерушимый континуум бессмертной протоплазмы.</text:p>
      <text:p text:style-name="P1">Более того, отдельные клетки или группы клеток могут быть отделены от тела животного или человека и спасены от умирания на бесконечно долгий период. Изолированные нервы, мускулы, сердце, почки, даже спинной мозг сохранялись живыми в лабораториях, где им обеспечивались тщательно регулируемая среда и специальное питание. Известен, например, случай со знаменитым сегментом ткани, взятой в 1912 году от сердечного мускула зародыша цыпленка доктором Алексисом Керрелом; этот сегмент сохранялся, будучи здоровым и живым, в течение тридцати четырех лет. К тому времени, когда этой ткани цыпленка, в шутку прозванной “стариной”, исполнилось тридцать лет, она прожила уже тройной срок средней продолжительности жизни цыпленка и находилась в возрасте, эквивалентном двумстам годам жизни человека. Ее клетки были все это время молоды и здоровы. “Старину” можно было сохранить живой на столько времени, на сколько ученые захотели бы продлить ее жизнь, но опыт был закончен в 1946 году, поскольку научные задачи, поставленные в связи с ним, были полностью решены. По-видимому, отдельные клетки в теле умирают не потому, что смертность внутренне присуща их структуре, но потому, что они представляют собой части очень сложной системы, которая постоянно предъявляет к ним большие требования; один из органов этой системы, малый или большой, раньше или позже губит все остальные органы.</text:p>
      <text:p text:style-name="P1">Фактически существование смерти, неизбежной благодаря законам природы, позволило всем формам жизни, за исключением низших, достигать все более и более внушительной степени действенности, яркости и самосознания. Природа ставит границу возможностям восстановления сил индивидуума; старые организмы в конце концов разрушаются и умирают, предоставляя место для более сильных и открывая путь для того непрерывного развития, которое известно под названием эволюции вида. В этом процессе устранения старого и утверждения нового природа, совершенно не заботящаяся о ценностях, представляющих интерес с человеческой точки зрения, ужасно жестока и беспорядочно расточительна. Начиная от низших и кончая высшими живыми организмами, она создает неисчислимое количество семян или половых клеток, из которых только ничтожная часть достигает полного развития и переживает первоначальные случайности существования. Однако это громадное расточительство гарантирует поступательный ход жизни: когда почти бесконечное количество семян рассеивается по земной поверхности, некоторые обязательно пустят корни, а некоторые достигнут и зрелости.</text:p>
      <text:p text:style-name="P1">Новые человеческие организмы, создаваемые природой, подобно старым, в первую очередь являются телами; и все подвиги силы или искусства, которые они могут осуществить, необходимым образом связаны с этими телами. Биология не исключает полностью возможность бессмертия для человеческих личностей, но она настойчиво указывает, что любое бессмертие должно иметь в качестве основы естественные тела. Теоретически возможно, что когда-нибудь в далеком будущем медицинская наука откроет, каким образом можно до бесконечности продлить жизнь человеческих тел, за исключением тех, которые в результате серьезных несчастных случаев или актов насилия повреждены или искалечены <text:soft-page-break/>так, что у физического организма не остается никаких шансов на выздоровление. Тогда мы обладали бы бессмертием в его первоначальном смысле отсутствия смерти, ибо люди просто не стали бы умирать. И тогда не стоял бы вопрос о жизни после смерти. Но это все предположения, коренным образом не затрагивающие нашего центрального вопроса. Важно то, что с точки зрения биологии естественная смерть ни в какой степени не является таинственной, она столь же понятна, как и само рождение. И то и другое — части биологического процесса, обеспечивающего наличие постоянного источника молодости. Как ни замечательны человеческие тела, природа в конечном счете отказывается от них, чтобы заменить их новыми; и нас не должно удивлять, что, как ни замечательны человеческие личности, природа проводит ту же самую политику по отношению к ним.</text:p>
      <text:p text:style-name="P3"/>
      <text:p text:style-name="P1"/>
      <text:p text:style-name="P1"/>
      <text:p text:style-name="P1">Фактически даже значительная часть того, что мы делали всего лишь год, месяц или неделю назад, уже решительно исчезла и забыта. Таким образом, чувство личной преемственности и тождества покоится не только на способности памяти, но даже на памяти о сравнительно небольшом отрезке нашего прошлого. Величина этой запоминаемой части меняется от человека к человеку и от одного периода жизни к другому периоду. И тем не менее от минуты к минуте, ото дня ко дню, от года к году мы вспоминаем достаточно большой объем фактов, чтобы гарантировать непрерывную последовательность тождества. В возрасте сорока пяти лет мы помним лишь немногое относительно того, как мы жили, когда нам было десять лет; но в пятнадцать лет мы много об этом помнили и даже в двадцать лет помнили еще порядочно. Таким образом, имеет место постепенный и непрерывный переход личности от молодости к зрелости и старости. Резкого и полного разрыва, как в случае с Джоном Смитом, у которого был проломлен череп, здесь не наблюдается. Однако сам факт, что мы можем забыть и действительно забываем столь значительные отрезки из своего прошлого опыта, говорит о том, что наше ощущение тождества с самим собой слабо связано с существованием, и показывает, что когда-нибудь — например, в момент смерти — оно может совершенно исчезнуть в результате того, что мы забудем все.</text:p>
      <text:p text:style-name="P1">То, что Уильям Джемс назвал “потоком сознания”, было бы просто хаотичным и неорганизованным движением опыта, если бы память не помогла объединять, соотносить и упорядочивать его быстро надвигающееся и быстро уходящее течение. <text:span text:style-name="T1">“Я”, как кто-то метко выразился, представляет собой “синтез памяти”.</text:span> В самом деле, жизненная необходимость памяти для интегрирования психики и личности должна была бы стать очевидной независимо от того, какой общей психологической или философской теории придерживается человек. Наши переживания и мысли, очевидно, быстро следуют друг за другом во времени, и только память или ее эквивалент могут заполнить временной промежуток между ними. Вы можете заявлять, будто вы открыли с помощью самосозерцания самые различные чудесные вещи относительно своего “я”, но на какие бы открытия вы ни претендовали, каких бы изобретений в этом направлении ни делали, память все равно сохранит свое первостепенное значение. Она — не все в жизни личности, но она абсолютно необходима. И если некое трансцендентальное “я”, или некая сверхъестественная душа, существует за эмпирической завесой, она тоже должна пользоваться памятью; однако логический и, очевидно, единственный наличный механизм, с помощью которого она может действовать, представляет собой лабиринтоподобную материальную организацию коры головного мозга и связанных с нею цент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5T03:47:49.871182868</meta:creation-date>
    <dc:date>2016-02-28T10:23:49</dc:date>
    <meta:editing-duration>PT21H06M34S</meta:editing-duration>
    <meta:editing-cycles>10</meta:editing-cycles>
    <meta:generator>OpenOffice.org/3.2$Unix OpenOffice.org_project/320m12$Build-9483</meta:generator>
    <meta:printed-by>sevkax </meta:printed-by>
    <meta:print-date>2015-05-24T17:48:30</meta:print-date>
    <dc:creator>andersum </dc:creator>
    <meta:document-statistic meta:table-count="0" meta:image-count="0" meta:object-count="0" meta:page-count="2" meta:paragraph-count="7" meta:word-count="1096" meta:character-count="7775"/>
  </office:meta>
</office:document-meta>
</file>